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, 'Arial Unicode MS'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 Sans" svg:font-family="Open Sans" style:font-family-generic="system"/>
    <style:font-face style:name="Monaco, Consolas, 'Bitstream Ve" svg:font-family="Monaco, Consolas, 'Bitstream Ve" style:font-family-generic="system"/>
    <style:font-face style:name="Titillium Web" svg:font-family="Titillium Web" style:font-family-generic="system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0729in" text:min-label-width="0in" text:list-level-position-and-space-mode="label-alignment">
          <style:list-level-label-alignment text:label-followed-by="listtab" fo:margin-left="0.0729in" fo:text-indent="0in"/>
        </style:list-level-properties>
        <style:text-properties style:font-name="OpenSymbol, 'Arial Unicode MS'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, 'Arial Unicode MS'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, 'Arial Unicode MS'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, 'Arial Unicode MS'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, 'Arial Unicode MS'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, 'Arial Unicode MS'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, 'Arial Unicode MS'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, 'Arial Unicode MS'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, 'Arial Unicode MS'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paragraph-properties fo:widows="2" fo:orphans="2" fo:margin-top="0.1041in" fo:margin-bottom="0.1562in"/>
      <style:text-properties style:font-name="Open Sans" fo:color="#666666" fo:font-size="11pt" style:font-size-asian="11pt"/>
    </style:style>
    <style:style style:name="P3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background-color="#FFFF00"/>
    </style:style>
    <style:style style:name="P4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5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6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7" style:parent-style-name="Standard" style:family="paragraph">
      <style:paragraph-properties fo:widows="2" fo:orphans="2"/>
    </style:style>
    <style:style style:name="T8" style:parent-style-name="SourceText" style:family="text">
      <style:text-properties fo:color="#767676" fo:background-color="#FFFFFF"/>
    </style:style>
    <style:style style:name="T9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10" style:parent-style-name="Fuentedepárrafopredeter." style:family="text">
      <style:text-properties style:font-name="Monaco, Consolas, 'Bitstream Ve" fo:color="#767676" fo:background-color="#FFFFFF"/>
    </style:style>
    <style:style style:name="T11" style:parent-style-name="SourceText" style:family="text">
      <style:text-properties style:font-name="Monaco, Consolas, 'Bitstream Ve" fo:color="#000000" fo:background-color="#FFFFFF"/>
    </style:style>
    <style:style style:name="P12" style:parent-style-name="Standard" style:family="paragraph">
      <style:paragraph-properties fo:widows="2" fo:orphans="2"/>
    </style:style>
    <style:style style:name="T13" style:parent-style-name="SourceText" style:family="text">
      <style:text-properties fo:color="#767676" fo:background-color="#FFFFFF"/>
    </style:style>
    <style:style style:name="T14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15" style:parent-style-name="SourceText" style:family="text">
      <style:text-properties style:font-name="Monaco, Consolas, 'Bitstream Ve" fo:color="#000000" fo:background-color="#FFFFFF"/>
    </style:style>
    <style:style style:name="T16" style:parent-style-name="SourceText" style:family="text">
      <style:text-properties style:font-name="Monaco, Consolas, 'Bitstream Ve" fo:color="#2A00FF" fo:background-color="#FFFFFF"/>
    </style:style>
    <style:style style:name="T17" style:parent-style-name="SourceText" style:family="text">
      <style:text-properties style:font-name="Monaco, Consolas, 'Bitstream Ve" fo:color="#000000" fo:background-color="#FFFFFF"/>
    </style:style>
    <style:style style:name="P18" style:parent-style-name="Standard" style:family="paragraph">
      <style:paragraph-properties fo:widows="2" fo:orphans="2"/>
    </style:style>
    <style:style style:name="T19" style:parent-style-name="SourceText" style:family="text">
      <style:text-properties fo:color="#767676" fo:background-color="#FFFFFF"/>
    </style:style>
    <style:style style:name="T20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21" style:parent-style-name="SourceText" style:family="text">
      <style:text-properties style:font-name="Monaco, Consolas, 'Bitstream Ve" fo:color="#000000" fo:background-color="#FFFFFF"/>
    </style:style>
    <style:style style:name="T22" style:parent-style-name="SourceText" style:family="text">
      <style:text-properties style:font-name="Monaco, Consolas, 'Bitstream Ve" fo:color="#2A00FF" fo:background-color="#FFFFFF"/>
    </style:style>
    <style:style style:name="T23" style:parent-style-name="SourceText" style:family="text">
      <style:text-properties style:font-name="Monaco, Consolas, 'Bitstream Ve" fo:color="#000000" fo:background-color="#FFFFFF"/>
    </style:style>
    <style:style style:name="P24" style:parent-style-name="Standard" style:family="paragraph">
      <style:paragraph-properties fo:widows="2" fo:orphans="2"/>
    </style:style>
    <style:style style:name="T25" style:parent-style-name="SourceText" style:family="text">
      <style:text-properties fo:color="#767676" fo:background-color="#FFFFFF"/>
    </style:style>
    <style:style style:name="T26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27" style:parent-style-name="SourceText" style:family="text">
      <style:text-properties style:font-name="Monaco, Consolas, 'Bitstream Ve" fo:color="#000000" fo:background-color="#FFFFFF"/>
    </style:style>
    <style:style style:name="T28" style:parent-style-name="SourceText" style:family="text">
      <style:text-properties style:font-name="Monaco, Consolas, 'Bitstream Ve" fo:color="#009900" fo:background-color="#FFFFFF"/>
    </style:style>
    <style:style style:name="T29" style:parent-style-name="SourceText" style:family="text">
      <style:text-properties style:font-name="Monaco, Consolas, 'Bitstream Ve" fo:color="#000000" fo:background-color="#FFFFFF"/>
    </style:style>
    <style:style style:name="P30" style:parent-style-name="Standard" style:family="paragraph">
      <style:paragraph-properties fo:widows="2" fo:orphans="2"/>
    </style:style>
    <style:style style:name="T31" style:parent-style-name="SourceText" style:family="text">
      <style:text-properties fo:color="#767676" fo:background-color="#FFFFFF"/>
    </style:style>
    <style:style style:name="T32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33" style:parent-style-name="SourceText" style:family="text">
      <style:text-properties style:font-name="Monaco, Consolas, 'Bitstream Ve" fo:color="#000000" fo:background-color="#FFFFFF"/>
    </style:style>
    <style:style style:name="T34" style:parent-style-name="SourceText" style:family="text">
      <style:text-properties style:font-name="Monaco, Consolas, 'Bitstream Ve" fo:color="#009900" fo:background-color="#FFFFFF"/>
    </style:style>
    <style:style style:name="T35" style:parent-style-name="SourceText" style:family="text">
      <style:text-properties style:font-name="Monaco, Consolas, 'Bitstream Ve" fo:color="#000000" fo:background-color="#FFFFFF"/>
    </style:style>
    <style:style style:name="P36" style:parent-style-name="Standard" style:family="paragraph">
      <style:paragraph-properties fo:widows="2" fo:orphans="2"/>
    </style:style>
    <style:style style:name="T37" style:parent-style-name="SourceText" style:family="text">
      <style:text-properties fo:color="#767676" fo:background-color="#FFFFFF"/>
    </style:style>
    <style:style style:name="T38" style:parent-style-name="SourceText" style:family="text">
      <style:text-properties style:font-name="Monaco, Consolas, 'Bitstream Ve" fo:color="#000000" fo:background-color="#FFFFFF"/>
    </style:style>
    <style:style style:name="P39" style:parent-style-name="Standard" style:family="paragraph">
      <style:paragraph-properties fo:widows="2" fo:orphans="2"/>
    </style:style>
    <style:style style:name="T40" style:parent-style-name="SourceText" style:family="text">
      <style:text-properties fo:color="#767676" fo:background-color="#FFFFFF"/>
    </style:style>
    <style:style style:name="T41" style:parent-style-name="SourceText" style:family="text">
      <style:text-properties style:font-name="Monaco, Consolas, 'Bitstream Ve" fo:color="#646464" fo:background-color="#FFFFFF"/>
    </style:style>
    <style:style style:name="P42" style:parent-style-name="Standard" style:family="paragraph">
      <style:paragraph-properties fo:widows="2" fo:orphans="2"/>
    </style:style>
    <style:style style:name="T43" style:parent-style-name="SourceText" style:family="text">
      <style:text-properties fo:color="#767676" fo:background-color="#FFFFFF"/>
    </style:style>
    <style:style style:name="T44" style:parent-style-name="SourceText" style:family="text">
      <style:text-properties style:font-name="Monaco, Consolas, 'Bitstream Ve" fo:color="#646464" fo:background-color="#FFFFFF"/>
    </style:style>
    <style:style style:name="P45" style:parent-style-name="Standard" style:family="paragraph">
      <style:paragraph-properties fo:widows="2" fo:orphans="2"/>
    </style:style>
    <style:style style:name="T46" style:parent-style-name="SourceText" style:family="text">
      <style:text-properties fo:color="#767676" fo:background-color="#FFFFFF"/>
    </style:style>
    <style:style style:name="T47" style:parent-style-name="SourceText" style:family="text">
      <style:text-properties style:font-name="Monaco, Consolas, 'Bitstream Ve" fo:color="#646464" fo:background-color="#FFFFFF"/>
    </style:style>
    <style:style style:name="P48" style:parent-style-name="Standard" style:family="paragraph">
      <style:paragraph-properties fo:widows="2" fo:orphans="2"/>
    </style:style>
    <style:style style:name="T49" style:parent-style-name="SourceText" style:family="text">
      <style:text-properties fo:color="#767676" fo:background-color="#FFFFFF"/>
    </style:style>
    <style:style style:name="T50" style:parent-style-name="SourceText" style:family="text">
      <style:text-properties style:font-name="Monaco, Consolas, 'Bitstream Ve" fo:color="#646464" fo:background-color="#FFFFFF"/>
    </style:style>
    <style:style style:name="P51" style:parent-style-name="Standard" style:family="paragraph">
      <style:paragraph-properties fo:widows="2" fo:orphans="2"/>
    </style:style>
    <style:style style:name="T52" style:parent-style-name="SourceText" style:family="text">
      <style:text-properties fo:color="#767676" fo:background-color="#FFFFFF"/>
    </style:style>
    <style:style style:name="T53" style:parent-style-name="SourceText" style:family="text">
      <style:text-properties style:font-name="Monaco, Consolas, 'Bitstream Ve" fo:color="#646464" fo:background-color="#FFFFFF"/>
    </style:style>
    <style:style style:name="T54" style:parent-style-name="SourceText" style:family="text">
      <style:text-properties style:font-name="Monaco, Consolas, 'Bitstream Ve" fo:color="#646464" fo:background-color="#FFFFFF"/>
    </style:style>
    <style:style style:name="P55" style:parent-style-name="Standard" style:family="paragraph">
      <style:paragraph-properties fo:widows="2" fo:orphans="2"/>
    </style:style>
    <style:style style:name="T56" style:parent-style-name="SourceText" style:family="text">
      <style:text-properties fo:color="#767676" fo:background-color="#FFFFFF"/>
    </style:style>
    <style:style style:name="T57" style:parent-style-name="SourceText" style:family="text">
      <style:text-properties style:font-name="Monaco, Consolas, 'Bitstream Ve" fo:color="#646464" fo:background-color="#FFFFFF"/>
    </style:style>
    <style:style style:name="P58" style:parent-style-name="Standard" style:family="paragraph">
      <style:paragraph-properties fo:widows="2" fo:orphans="2"/>
    </style:style>
    <style:style style:name="T59" style:parent-style-name="SourceText" style:family="text">
      <style:text-properties fo:color="#767676" fo:background-color="#FFFFFF"/>
    </style:style>
    <style:style style:name="T60" style:parent-style-name="SourceText" style:family="text">
      <style:text-properties style:font-name="Monaco, Consolas, 'Bitstream Ve" fo:color="#646464" fo:background-color="#FFFFFF" fo:language="en" fo:country="US"/>
    </style:style>
    <style:style style:name="P61" style:parent-style-name="Standard" style:family="paragraph">
      <style:paragraph-properties fo:widows="2" fo:orphans="2"/>
    </style:style>
    <style:style style:name="T62" style:parent-style-name="SourceText" style:family="text">
      <style:text-properties fo:color="#767676" fo:background-color="#FFFFFF" fo:language="en" fo:country="US"/>
    </style:style>
    <style:style style:name="T63" style:parent-style-name="SourceText" style:family="text">
      <style:text-properties style:font-name="Monaco, Consolas, 'Bitstream Ve" fo:font-weight="bold" style:font-weight-asian="bold" fo:color="#7F0055" fo:background-color="#FFFFFF" fo:language="en" fo:country="US"/>
    </style:style>
    <style:style style:name="T64" style:parent-style-name="Fuentedepárrafopredeter." style:family="text">
      <style:text-properties style:font-name="Monaco, Consolas, 'Bitstream Ve" fo:color="#767676" fo:background-color="#FFFFFF" fo:language="en" fo:country="US"/>
    </style:style>
    <style:style style:name="T65" style:parent-style-name="SourceText" style:family="text">
      <style:text-properties style:font-name="Monaco, Consolas, 'Bitstream Ve" fo:color="#000000" fo:background-color="#FFFFFF" fo:language="en" fo:country="US"/>
    </style:style>
    <style:style style:name="T66" style:parent-style-name="SourceText" style:family="text">
      <style:text-properties style:font-name="Monaco, Consolas, 'Bitstream Ve" fo:font-weight="bold" style:font-weight-asian="bold" fo:color="#7F0055" fo:background-color="#FFFFFF" fo:language="en" fo:country="US"/>
    </style:style>
    <style:style style:name="T67" style:parent-style-name="Fuentedepárrafopredeter." style:family="text">
      <style:text-properties style:font-name="Monaco, Consolas, 'Bitstream Ve" fo:color="#767676" fo:background-color="#FFFFFF" fo:language="en" fo:country="US"/>
    </style:style>
    <style:style style:name="T68" style:parent-style-name="SourceText" style:family="text">
      <style:text-properties style:font-name="Monaco, Consolas, 'Bitstream Ve" fo:color="#000000" fo:background-color="#FFFFFF" fo:language="en" fo:country="US"/>
    </style:style>
    <style:style style:name="T69" style:parent-style-name="SourceText" style:family="text">
      <style:text-properties style:font-name="Monaco, Consolas, 'Bitstream Ve" fo:font-weight="bold" style:font-weight-asian="bold" fo:color="#7F0055" fo:background-color="#FFFFFF" fo:language="en" fo:country="US"/>
    </style:style>
    <style:style style:name="T70" style:parent-style-name="Fuentedepárrafopredeter." style:family="text">
      <style:text-properties style:font-name="Monaco, Consolas, 'Bitstream Ve" fo:color="#767676" fo:background-color="#FFFFFF" fo:language="en" fo:country="US"/>
    </style:style>
    <style:style style:name="T71" style:parent-style-name="SourceText" style:family="text">
      <style:text-properties style:font-name="Monaco, Consolas, 'Bitstream Ve" fo:color="#000000" fo:background-color="#FFFFFF" fo:language="en" fo:country="US"/>
    </style:style>
    <style:style style:name="P72" style:parent-style-name="Standard" style:family="paragraph">
      <style:paragraph-properties fo:widows="2" fo:orphans="2"/>
    </style:style>
    <style:style style:name="T73" style:parent-style-name="SourceText" style:family="text">
      <style:text-properties fo:color="#767676" fo:background-color="#FFFFFF" fo:language="en" fo:country="US"/>
    </style:style>
    <style:style style:name="T74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75" style:parent-style-name="SourceText" style:family="text">
      <style:text-properties style:font-name="Monaco, Consolas, 'Bitstream Ve" fo:color="#000000" fo:background-color="#FFFFFF"/>
    </style:style>
    <style:style style:name="P76" style:parent-style-name="Standard" style:family="paragraph">
      <style:paragraph-properties fo:widows="2" fo:orphans="2"/>
    </style:style>
    <style:style style:name="T77" style:parent-style-name="SourceText" style:family="text">
      <style:text-properties fo:color="#767676" fo:background-color="#FFFFFF"/>
    </style:style>
    <style:style style:name="T78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79" style:parent-style-name="SourceText" style:family="text">
      <style:text-properties style:font-name="Monaco, Consolas, 'Bitstream Ve" fo:color="#000000" fo:background-color="#FFFFFF"/>
    </style:style>
    <style:style style:name="P80" style:parent-style-name="Standard" style:family="paragraph">
      <style:paragraph-properties fo:widows="2" fo:orphans="2"/>
    </style:style>
    <style:style style:name="T81" style:parent-style-name="SourceText" style:family="text">
      <style:text-properties fo:color="#767676" fo:background-color="#FFFFFF"/>
    </style:style>
    <style:style style:name="T82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83" style:parent-style-name="SourceText" style:family="text">
      <style:text-properties style:font-name="Monaco, Consolas, 'Bitstream Ve" fo:color="#000000" fo:background-color="#FFFFFF"/>
    </style:style>
    <style:style style:name="P84" style:parent-style-name="Standard" style:family="paragraph">
      <style:paragraph-properties fo:widows="2" fo:orphans="2"/>
    </style:style>
    <style:style style:name="T85" style:parent-style-name="SourceText" style:family="text">
      <style:text-properties fo:color="#767676" fo:background-color="#FFFFFF"/>
    </style:style>
    <style:style style:name="T86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87" style:parent-style-name="SourceText" style:family="text">
      <style:text-properties style:font-name="Monaco, Consolas, 'Bitstream Ve" fo:color="#000000" fo:background-color="#FFFFFF"/>
    </style:style>
    <style:style style:name="P88" style:parent-style-name="Standard" style:family="paragraph">
      <style:paragraph-properties fo:widows="2" fo:orphans="2"/>
    </style:style>
    <style:style style:name="T89" style:parent-style-name="SourceText" style:family="text">
      <style:text-properties fo:color="#767676" fo:background-color="#FFFFFF"/>
    </style:style>
    <style:style style:name="T90" style:parent-style-name="SourceText" style:family="text">
      <style:text-properties style:font-name="Monaco, Consolas, 'Bitstream Ve" fo:color="#000000" fo:background-color="#FFFFFF"/>
    </style:style>
    <style:style style:name="P91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92" style:parent-style-name="Textbody" style:family="paragraph">
      <style:paragraph-properties fo:widows="2" fo:orphans="2" fo:margin-bottom="0in"/>
      <style:text-properties style:font-name="Open Sans" fo:color="#666666" fo:font-size="11pt" style:font-size-asian="11pt" fo:background-color="#FFFF00"/>
    </style:style>
    <style:style style:name="P93" style:parent-style-name="Standard" style:list-style-name="LFO1" style:family="paragraph">
      <style:paragraph-properties fo:widows="2" fo:orphans="2" fo:margin-left="0in">
        <style:tab-stops/>
      </style:paragraph-properties>
    </style:style>
    <style:style style:name="T94" style:parent-style-name="SourceText" style:family="text">
      <style:text-properties fo:color="#767676" fo:background-color="#FFFFFF"/>
    </style:style>
    <style:style style:name="T95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96" style:parent-style-name="Fuentedepárrafopredeter." style:family="text">
      <style:text-properties style:font-name="Monaco, Consolas, 'Bitstream Ve" fo:color="#767676" fo:background-color="#FFFFFF"/>
    </style:style>
    <style:style style:name="T97" style:parent-style-name="SourceText" style:family="text">
      <style:text-properties style:font-name="Monaco, Consolas, 'Bitstream Ve" fo:color="#000000" fo:background-color="#FFFFFF"/>
    </style:style>
    <style:style style:name="P98" style:parent-style-name="Standard" style:family="paragraph">
      <style:paragraph-properties fo:widows="2" fo:orphans="2"/>
    </style:style>
    <style:style style:name="T99" style:parent-style-name="SourceText" style:family="text">
      <style:text-properties fo:color="#767676" fo:background-color="#FFFFFF"/>
    </style:style>
    <style:style style:name="T100" style:parent-style-name="SourceText" style:family="text">
      <style:text-properties style:font-name="Monaco, Consolas, 'Bitstream Ve" fo:font-weight="bold" style:font-weight-asian="bold" fo:color="#7F0055" fo:background-color="#FFFFFF"/>
    </style:style>
    <style:style style:name="T101" style:parent-style-name="Fuentedepárrafopredeter." style:family="text">
      <style:text-properties style:font-name="Monaco, Consolas, 'Bitstream Ve" fo:color="#767676" fo:background-color="#FFFFFF"/>
    </style:style>
    <style:style style:name="T102" style:parent-style-name="SourceText" style:family="text">
      <style:text-properties style:font-name="Monaco, Consolas, 'Bitstream Ve" fo:color="#000000" fo:background-color="#FFFFFF"/>
    </style:style>
    <style:style style:name="T103" style:parent-style-name="SourceText" style:family="text">
      <style:text-properties style:font-name="Monaco, Consolas, 'Bitstream Ve" fo:color="#2A00FF" fo:background-color="#FFFFFF"/>
    </style:style>
    <style:style style:name="T104" style:parent-style-name="SourceText" style:family="text">
      <style:text-properties style:font-name="Monaco, Consolas, 'Bitstream Ve" fo:color="#000000" fo:background-color="#FFFFFF"/>
    </style:style>
    <style:style style:name="T105" style:parent-style-name="SourceText" style:family="text">
      <style:text-properties style:font-name="Monaco, Consolas, 'Bitstream Ve" fo:color="#2A00FF" fo:background-color="#FFFFFF"/>
    </style:style>
    <style:style style:name="T106" style:parent-style-name="SourceText" style:family="text">
      <style:text-properties style:font-name="Monaco, Consolas, 'Bitstream Ve" fo:color="#000000" fo:background-color="#FFFFFF"/>
    </style:style>
    <style:style style:name="T107" style:parent-style-name="SourceText" style:family="text">
      <style:text-properties style:font-name="Monaco, Consolas, 'Bitstream Ve" fo:color="#009900" fo:background-color="#FFFFFF"/>
    </style:style>
    <style:style style:name="T108" style:parent-style-name="SourceText" style:family="text">
      <style:text-properties style:font-name="Monaco, Consolas, 'Bitstream Ve" fo:color="#000000" fo:background-color="#FFFFFF"/>
    </style:style>
    <style:style style:name="T109" style:parent-style-name="SourceText" style:family="text">
      <style:text-properties style:font-name="Monaco, Consolas, 'Bitstream Ve" fo:color="#009900" fo:background-color="#FFFFFF"/>
    </style:style>
    <style:style style:name="T110" style:parent-style-name="SourceText" style:family="text">
      <style:text-properties style:font-name="Monaco, Consolas, 'Bitstream Ve" fo:color="#000000" fo:background-color="#FFFFFF"/>
    </style:style>
    <style:style style:name="P111" style:parent-style-name="Standard" style:family="paragraph">
      <style:paragraph-properties fo:widows="2" fo:orphans="2"/>
    </style:style>
    <style:style style:name="T112" style:parent-style-name="SourceText" style:family="text">
      <style:text-properties fo:color="#767676" fo:background-color="#FFFFFF"/>
    </style:style>
    <style:style style:name="T113" style:parent-style-name="SourceText" style:family="text">
      <style:text-properties style:font-name="Monaco, Consolas, 'Bitstream Ve" fo:color="#000000" fo:background-color="#FFFFFF"/>
    </style:style>
    <style:style style:name="P114" style:parent-style-name="Standard" style:family="paragraph">
      <style:paragraph-properties fo:widows="2" fo:orphans="2"/>
    </style:style>
    <style:style style:name="T115" style:parent-style-name="Fuentedepárrafopredeter." style:family="text">
      <style:text-properties style:font-name="Titillium Web" fo:color="#3F5348" fo:font-size="11pt" style:font-size-asian="11pt" style:font-size-complex="11pt" fo:background-color="#FFFF00"/>
    </style:style>
    <style:style style:name="T116" style:parent-style-name="Fuentedepárrafopredeter." style:family="text">
      <style:text-properties fo:language="en" fo:country="US"/>
    </style:style>
    <style:style style:name="P117" style:parent-style-name="Textbody" style:family="paragraph">
      <style:text-properties fo:language="en" fo:country="US"/>
    </style:style>
    <style:style style:name="P118" style:parent-style-name="Textbody" style:family="paragraph">
      <style:text-properties fo:language="en" fo:country="US"/>
    </style:style>
    <style:style style:name="T119" style:parent-style-name="Fuentedepárrafopredeter." style:family="text">
      <style:text-properties fo:language="en" fo:country="US"/>
    </style:style>
    <style:style style:name="T120" style:parent-style-name="Fuentedepárrafopredeter." style:family="text">
      <style:text-properties fo:background-color="#FFFF00"/>
    </style:style>
    <style:style style:name="T121" style:parent-style-name="Fuentedepárrafopredeter." style:family="text">
      <style:text-properties fo:background-color="#00FFFF"/>
    </style:style>
    <style:style style:name="P122" style:parent-style-name="Textbody" style:family="paragraph">
      <style:text-properties fo:background-color="#00FFFF"/>
    </style:style>
    <style:style style:name="P123" style:parent-style-name="Textbody" style:family="paragraph">
      <style:text-properties fo:background-color="#00FFFF"/>
    </style:style>
    <style:style style:name="T124" style:parent-style-name="Fuentedepárrafopredeter." style:family="text">
      <style:text-properties fo:background-color="#00FFFF"/>
    </style:style>
    <style:style style:name="T125" style:parent-style-name="Fuentedepárrafopredeter." style:family="text">
      <style:text-properties fo:language="en" fo:country="US"/>
    </style:style>
    <style:style style:name="P126" style:parent-style-name="Textbody" style:family="paragraph">
      <style:text-properties fo:language="en" fo:country="US"/>
    </style:style>
    <style:style style:name="P127" style:parent-style-name="Textbody" style:family="paragraph">
      <style:text-properties fo:language="en" fo:country="US"/>
    </style:style>
    <style:style style:name="P128" style:parent-style-name="Textbody" style:family="paragraph">
      <style:text-properties fo:language="en" fo:country="US"/>
    </style:style>
    <style:style style:name="P129" style:parent-style-name="Textbody" style:family="paragraph">
      <style:text-properties fo:language="en" fo:country="US"/>
    </style:style>
    <style:style style:name="P130" style:parent-style-name="Textbody" style:family="paragraph">
      <style:text-properties fo:language="en" fo:country="US"/>
    </style:style>
    <style:style style:name="P131" style:parent-style-name="Textbody" style:family="paragraph">
      <style:text-properties fo:language="en" fo:country="US"/>
    </style:style>
    <style:style style:name="T132" style:parent-style-name="Fuentedepárrafopredeter." style:family="text">
      <style:text-properties fo:language="en" fo:country="US"/>
    </style:style>
    <style:style style:name="T133" style:parent-style-name="Fuentedepárrafopredeter." style:family="text">
      <style:text-properties fo:background-color="#00FFFF" fo:language="en" fo:country="US"/>
    </style:style>
    <style:style style:name="T134" style:parent-style-name="Fuentedepárrafopredeter." style:family="text">
      <style:text-properties fo:background-color="#00FFFF" fo:language="en" fo:country="US"/>
    </style:style>
    <style:style style:name="T135" style:parent-style-name="Fuentedepárrafopredeter." style:family="text">
      <style:text-properties fo:language="en" fo:country="US"/>
    </style:style>
    <style:style style:name="P13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background-color="#FFFF00"/>
    </style:style>
    <style:style style:name="P137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13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3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2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3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4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5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4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5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5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52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153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154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155" style:parent-style-name="Fuentedepárrafopredeter." style:family="text">
      <style:text-properties style:font-name="Open Sans" fo:color="#666666" fo:font-size="11pt" style:font-size-asian="11pt"/>
    </style:style>
    <style:style style:name="P15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5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5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5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6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6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62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63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164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165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166" style:parent-style-name="Fuentedepárrafopredeter." style:family="text">
      <style:text-properties style:font-name="Open Sans" fo:color="#666666" fo:font-size="11pt" style:font-size-asian="11pt"/>
    </style:style>
    <style:style style:name="P16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6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6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7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7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background-color="#FFFF00"/>
    </style:style>
    <style:style style:name="P172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173" style:parent-style-name="Fuentedepárrafopredeter." style:family="text">
      <style:text-properties style:font-name="Roboto" fo:color="#999999" fo:font-size="10.5pt" style:font-size-asian="10.5pt"/>
    </style:style>
    <style:style style:name="T174" style:parent-style-name="Fuentedepárrafopredeter." style:family="text">
      <style:text-properties style:font-name="Roboto" fo:font-weight="bold" style:font-weight-asian="bold" fo:color="#999999" fo:font-size="10.5pt" style:font-size-asian="10.5pt"/>
    </style:style>
    <style:style style:name="T175" style:parent-style-name="Fuentedepárrafopredeter." style:family="text">
      <style:text-properties style:font-name="Roboto" fo:color="#999999" fo:font-size="10.5pt" style:font-size-asian="10.5pt"/>
    </style:style>
    <style:style style:name="T176" style:parent-style-name="Fuentedepárrafopredeter." style:family="text">
      <style:text-properties style:font-name="Roboto" fo:color="#999999" fo:font-size="10.5pt" style:font-size-asian="10.5pt"/>
    </style:style>
    <style:style style:name="P177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17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7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8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8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82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183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184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185" style:parent-style-name="Fuentedepárrafopredeter." style:family="text">
      <style:text-properties style:font-name="Open Sans" fo:color="#666666" fo:font-size="11pt" style:font-size-asian="11pt"/>
    </style:style>
    <style:style style:name="P18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8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8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8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9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191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192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193" style:parent-style-name="Fuentedepárrafopredeter." style:family="text">
      <style:text-properties style:font-name="Open Sans" fo:color="#666666" fo:font-size="11pt" style:font-size-asian="11pt" fo:background-color="#00FFFF"/>
    </style:style>
    <style:style style:name="P194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95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9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9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9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19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0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0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202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203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04" style:parent-style-name="Fuentedepárrafopredeter." style:family="text">
      <style:text-properties style:font-name="Open Sans" fo:color="#666666" fo:font-size="11pt" style:font-size-asian="11pt"/>
    </style:style>
    <style:style style:name="P205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0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0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0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0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1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1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212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213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14" style:parent-style-name="Fuentedepárrafopredeter." style:family="text">
      <style:text-properties style:font-name="Open Sans" fo:color="#666666" fo:font-size="11pt" style:font-size-asian="11pt"/>
    </style:style>
    <style:style style:name="P215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1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1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1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1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2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2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222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223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24" style:parent-style-name="Fuentedepárrafopredeter." style:family="text">
      <style:text-properties style:font-name="Open Sans" fo:color="#666666" fo:font-size="11pt" style:font-size-asian="11pt"/>
    </style:style>
    <style:style style:name="P225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2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2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2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29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230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31" style:parent-style-name="Fuentedepárrafopredeter." style:family="text">
      <style:text-properties style:font-name="Open Sans" fo:color="#666666" fo:font-size="11pt" style:font-size-asian="11pt"/>
    </style:style>
    <style:style style:name="P232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33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34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35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36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37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38" style:parent-style-name="Textbody" style:family="paragraph">
      <style:paragraph-properties fo:widows="2" fo:orphans="2" fo:margin-bottom="0in"/>
    </style:style>
    <style:style style:name="T239" style:parent-style-name="Fuentedepárrafopredeter." style:family="text">
      <style:text-properties style:font-name="Open Sans" fo:color="#666666" fo:font-size="11pt" style:font-size-asian="11pt" fo:background-color="#00FFFF"/>
    </style:style>
    <style:style style:name="P240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1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2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3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4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5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6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7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8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49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50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51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52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53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54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55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56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57" style:parent-style-name="Textbody" style:family="paragraph">
      <style:paragraph-properties fo:widows="2" fo:orphans="2" fo:margin-bottom="0in"/>
    </style:style>
    <style:style style:name="T258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59" style:parent-style-name="Fuentedepárrafopredeter." style:family="text">
      <style:text-properties style:font-name="Open Sans" fo:color="#666666" fo:font-size="11pt" style:font-size-asian="11pt"/>
    </style:style>
    <style:style style:name="P260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61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62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63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64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65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66" style:parent-style-name="Textbody" style:family="paragraph">
      <style:paragraph-properties fo:widows="2" fo:orphans="2" fo:margin-bottom="0in"/>
      <style:text-properties style:font-name="Open Sans" fo:color="#666666" fo:font-size="11pt" style:font-size-asian="11pt" fo:language="en" fo:country="US"/>
    </style:style>
    <style:style style:name="P267" style:parent-style-name="Textbody" style:family="paragraph">
      <style:paragraph-properties fo:widows="2" fo:orphans="2" fo:margin-bottom="0in"/>
    </style:style>
    <style:style style:name="T268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69" style:parent-style-name="Fuentedepárrafopredeter." style:family="text">
      <style:text-properties style:font-name="Open Sans" fo:color="#666666" fo:font-size="11pt" style:font-size-asian="11pt"/>
    </style:style>
    <style:style style:name="P270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71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72" style:parent-style-name="Textbody" style:family="paragraph">
      <style:paragraph-properties fo:widows="2" fo:orphans="2" fo:margin-bottom="0in"/>
    </style:style>
    <style:style style:name="T273" style:parent-style-name="Fuentedepárrafopredeter." style:family="text">
      <style:text-properties style:font-name="Open Sans" fo:color="#666666" fo:font-size="11pt" style:font-size-asian="11pt"/>
    </style:style>
    <style:style style:name="T274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P275" style:parent-style-name="Textbody" style:family="paragraph">
      <style:paragraph-properties fo:widows="2" fo:orphans="2" fo:margin-bottom="0in"/>
    </style:style>
    <style:style style:name="T276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77" style:parent-style-name="Fuentedepárrafopredeter." style:family="text">
      <style:text-properties style:font-name="Open Sans" fo:color="#666666" fo:font-size="11pt" style:font-size-asian="11pt"/>
    </style:style>
    <style:style style:name="P278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79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80" style:parent-style-name="Textbody" style:family="paragraph">
      <style:paragraph-properties fo:widows="2" fo:orphans="2" fo:margin-bottom="0in"/>
    </style:style>
    <style:style style:name="T281" style:parent-style-name="Fuentedepárrafopredeter." style:family="text">
      <style:text-properties style:font-name="Open Sans" fo:color="#666666" fo:font-size="11pt" style:font-size-asian="11pt"/>
    </style:style>
    <style:style style:name="T282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P283" style:parent-style-name="Textbody" style:family="paragraph">
      <style:paragraph-properties fo:widows="2" fo:orphans="2" fo:margin-bottom="0in"/>
    </style:style>
    <style:style style:name="T284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85" style:parent-style-name="Fuentedepárrafopredeter." style:family="text">
      <style:text-properties style:font-name="Open Sans" fo:color="#666666" fo:font-size="11pt" style:font-size-asian="11pt"/>
    </style:style>
    <style:style style:name="P286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87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88" style:parent-style-name="Textbody" style:family="paragraph">
      <style:paragraph-properties fo:widows="2" fo:orphans="2" fo:margin-bottom="0in"/>
    </style:style>
    <style:style style:name="T289" style:parent-style-name="Fuentedepárrafopredeter." style:family="text">
      <style:text-properties style:font-name="Open Sans" fo:color="#666666" fo:font-size="11pt" style:font-size-asian="11pt"/>
    </style:style>
    <style:style style:name="T290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P291" style:parent-style-name="Textbody" style:family="paragraph">
      <style:paragraph-properties fo:widows="2" fo:orphans="2" fo:margin-bottom="0in"/>
    </style:style>
    <style:style style:name="T292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293" style:parent-style-name="Fuentedepárrafopredeter." style:family="text">
      <style:text-properties style:font-name="Open Sans" fo:color="#666666" fo:font-size="11pt" style:font-size-asian="11pt"/>
    </style:style>
    <style:style style:name="P294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95" style:parent-style-name="Textbody" style:family="paragraph">
      <style:paragraph-properties fo:widows="2" fo:orphans="2" fo:margin-bottom="0in"/>
    </style:style>
    <style:style style:name="T296" style:parent-style-name="Fuentedepárrafopredeter." style:family="text">
      <style:text-properties style:font-name="Titillium Web" fo:color="#3F5348" fo:font-size="11pt" style:font-size-asian="11pt" style:font-size-complex="11pt" fo:background-color="#FFFF00"/>
    </style:style>
    <style:style style:name="P297" style:parent-style-name="Textbody" style:family="paragraph">
      <style:paragraph-properties fo:widows="2" fo:orphans="2" fo:margin-bottom="0in"/>
      <style:text-properties style:font-name="Open Sans" fo:color="#666666" fo:font-size="11pt" style:font-size-asian="11pt"/>
    </style:style>
    <style:style style:name="P29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29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2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3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4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5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09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10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11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12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 fo:language="en" fo:country="US"/>
    </style:style>
    <style:style style:name="P313" style:parent-style-name="Textbody" style:list-style-name="LFO1" style:family="paragraph">
      <style:paragraph-properties fo:widows="2" fo:orphans="2" fo:margin-bottom="0in" fo:margin-left="0in">
        <style:tab-stops/>
      </style:paragraph-properties>
    </style:style>
    <style:style style:name="T314" style:parent-style-name="Fuentedepárrafopredeter." style:family="text">
      <style:text-properties style:font-name="Open Sans" fo:color="#666666" fo:font-size="11pt" style:font-size-asian="11pt" fo:language="en" fo:country="US"/>
    </style:style>
    <style:style style:name="T315" style:parent-style-name="Fuentedepárrafopredeter." style:family="text">
      <style:text-properties style:font-name="Open Sans" fo:color="#666666" fo:font-size="11pt" style:font-size-asian="11pt"/>
    </style:style>
    <style:style style:name="P316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17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18" style:parent-style-name="Textbody" style:list-style-name="LFO1" style:family="paragraph">
      <style:paragraph-properties fo:widows="2" fo:orphans="2" fo:margin-bottom="0in" fo:margin-left="0in">
        <style:tab-stops/>
      </style:paragraph-properties>
      <style:text-properties style:font-name="Open Sans" fo:color="#666666" fo:font-size="11pt" style:font-size-asian="11pt"/>
    </style:style>
    <style:style style:name="P319" style:parent-style-name="Textbody" style:family="paragraph">
      <style:paragraph-properties fo:widows="2" fo:orphans="2" fo:margin-top="0.1041in" fo:margin-bottom="0.1562in"/>
    </style:style>
    <style:style style:name="P320" style:parent-style-name="Textbody" style:family="paragraph">
      <style:paragraph-properties fo:widows="2" fo:orphans="2" fo:margin-top="0.1041in" fo:margin-bottom="0.1562in"/>
    </style:style>
    <style:style style:name="P321" style:parent-style-name="Textbody" style:family="paragraph">
      <style:paragraph-properties fo:widows="2" fo:orphans="2" fo:margin-top="0.1041in" fo:margin-bottom="0.1562in"/>
    </style:style>
    <style:style style:name="P322" style:parent-style-name="Textbody" style:family="paragraph">
      <style:paragraph-properties fo:widows="2" fo:orphans="2" fo:margin-top="0.1041in" fo:margin-bottom="0.1562in"/>
    </style:style>
    <style:style style:name="T323" style:parent-style-name="Fuentedepárrafopredeter." style:family="text">
      <style:text-properties style:font-name="Titillium Web" fo:color="#000000" fo:font-size="10.5pt" style:font-size-asian="10.5pt"/>
    </style:style>
    <style:style style:name="T324" style:parent-style-name="Énfasis" style:family="text">
      <style:text-properties style:font-name="Titillium Web" fo:color="#000000" fo:font-size="10.5pt" style:font-size-asian="10.5pt"/>
    </style:style>
    <style:style style:name="T325" style:parent-style-name="Fuentedepárrafopredeter." style:family="text">
      <style:text-properties fo:color="#000000"/>
    </style:style>
    <style:style style:name="T326" style:parent-style-name="Fuentedepárrafopredeter." style:family="text">
      <style:text-properties style:font-name="Titillium Web" fo:color="#000000" fo:font-size="10.5pt" style:font-size-asian="10.5pt"/>
    </style:style>
    <style:style style:name="T327" style:parent-style-name="Énfasis" style:family="text">
      <style:text-properties style:font-name="Titillium Web" fo:color="#000000" fo:font-size="10.5pt" style:font-size-asian="10.5pt"/>
    </style:style>
    <style:style style:name="T328" style:parent-style-name="Fuentedepárrafopredeter." style:family="text">
      <style:text-properties fo:color="#000000"/>
    </style:style>
    <style:style style:name="T329" style:parent-style-name="Fuentedepárrafopredeter." style:family="text">
      <style:text-properties style:font-name="Titillium Web" fo:color="#000000" fo:font-size="10.5pt" style:font-size-asian="10.5pt"/>
    </style:style>
  </office:automatic-styles>
  <office:body>
    <office:text text:use-soft-page-breaks="true">
      <text:p text:style-name="P1">el uso de this en java</text:p>
      <text:p text:style-name="Standard"/>
      <text:p text:style-name="P2">Los diversos usos de la palabra clave ‘THIS’ en Java son los siguientes:</text:p>
      <text:list text:style-name="LFO1" text:continue-numbering="true">
        <text:list-item>
          <text:p text:style-name="P3">Se puede usar para referir la variable de instancia de la clase actual</text:p>
        </text:list-item>
      </text:list>
      <text:p text:style-name="P4">class Empleado {</text:p>
      <text:p text:style-name="P5">String nombre,apellido;</text:p>
      <text:p text:style-name="P6">int edad,salario;</text:p>
      <text:p text:style-name="P7"><text:span text:style-name="T8"><text:s/></text:span><text:span text:style-name="T9">public</text:span><text:span text:style-name="T10"><text:s/></text:span><text:span text:style-name="T11">Empleado(){</text:span></text:p>
      <text:p text:style-name="P12"><text:span text:style-name="T13"><text:s text:c="8"/></text:span><text:span text:style-name="T14">this</text:span><text:span text:style-name="T15">.nombre=</text:span><text:span text:style-name="T16">""</text:span><text:span text:style-name="T17">;</text:span></text:p>
      <text:p text:style-name="P18"><text:span text:style-name="T19"><text:s text:c="8"/></text:span><text:span text:style-name="T20">this</text:span><text:span text:style-name="T21">.apellido=</text:span><text:span text:style-name="T22">""</text:span><text:span text:style-name="T23">;</text:span></text:p>
      <text:p text:style-name="P24"><text:span text:style-name="T25"><text:s text:c="8"/></text:span><text:span text:style-name="T26">this</text:span><text:span text:style-name="T27">.edad=</text:span><text:span text:style-name="T28">0</text:span><text:span text:style-name="T29">;</text:span></text:p>
      <text:p text:style-name="P30"><text:span text:style-name="T31"><text:s text:c="8"/></text:span><text:span text:style-name="T32">this</text:span><text:span text:style-name="T33">.salario=</text:span><text:span text:style-name="T34">0</text:span><text:span text:style-name="T35">;</text:span></text:p>
      <text:p text:style-name="P36"><text:span text:style-name="T37"><text:s text:c="4"/></text:span><text:span text:style-name="T38">}</text:span></text:p>
      <text:p text:style-name="P39"><text:span text:style-name="T40"><text:s text:c="9"/></text:span><text:span text:style-name="T41">/**</text:span></text:p>
      <text:p text:style-name="P42"><text:span text:style-name="T43"><text:s text:c="5"/></text:span><text:span text:style-name="T44">* Constructor con 4 parametros</text:span></text:p>
      <text:p text:style-name="P45"><text:span text:style-name="T46"><text:s text:c="5"/></text:span><text:span text:style-name="T47">* @param nombre nombre del empleado</text:span></text:p>
      <text:p text:style-name="P48"><text:span text:style-name="T49"><text:s text:c="5"/></text:span><text:span text:style-name="T50">* @param apellido nombre del empleado</text:span></text:p>
      <text:p text:style-name="P51"><text:span text:style-name="T52"><text:s text:c="5"/></text:span><text:span text:style-name="T53">*<text:s/></text:span><text:span text:style-name="T54">@param edad edad del empleado</text:span></text:p>
      <text:p text:style-name="P55"><text:span text:style-name="T56"><text:s text:c="5"/></text:span><text:span text:style-name="T57">* @param salario salario del empleado</text:span></text:p>
      <text:p text:style-name="P58"><text:span text:style-name="T59"><text:s text:c="5"/></text:span><text:span text:style-name="T60">*/</text:span></text:p>
      <text:p text:style-name="P61"><text:span text:style-name="T62"><text:s text:c="8"/></text:span><text:span text:style-name="T63">public</text:span><text:span text:style-name="T64"><text:s/></text:span><text:span text:style-name="T65">Empleado(String nombre, String apellido,<text:s/></text:span><text:span text:style-name="T66">int</text:span><text:span text:style-name="T67"><text:s/></text:span><text:span text:style-name="T68">edad,<text:s/></text:span><text:span text:style-name="T69">double</text:span><text:span text:style-name="T70"><text:s/></text:span><text:span text:style-name="T71">salario){</text:span></text:p>
      <text:p text:style-name="P72"><text:span text:style-name="T73"><text:s text:c="8"/></text:span><text:span text:style-name="T74">this</text:span><text:span text:style-name="T75">.nombre=nombre;</text:span></text:p>
      <text:p text:style-name="P76"><text:span text:style-name="T77"><text:s text:c="8"/></text:span><text:span text:style-name="T78">this</text:span><text:span text:style-name="T79">.apellido=apellido;</text:span></text:p>
      <text:p text:style-name="P80"><text:span text:style-name="T81"><text:s text:c="8"/></text:span><text:span text:style-name="T82">this</text:span><text:span text:style-name="T83">.edad=edad;</text:span></text:p>
      <text:p text:style-name="P84"><text:span text:style-name="T85"><text:s text:c="8"/></text:span><text:span text:style-name="T86">this</text:span><text:span text:style-name="T87">.salario=salario;</text:span></text:p>
      <text:p text:style-name="P88"><text:span text:style-name="T89"><text:s text:c="4"/></text:span><text:span text:style-name="T90">}</text:span></text:p>
      <text:p text:style-name="P91"/>
      <text:p text:style-name="P92">Se puede usar para invocar o iniciar el constructor de clase actual</text:p>
      <text:list text:style-name="LFO1" text:continue-numbering="true">
        <text:list-item>
          <text:p text:style-name="P93"><text:span text:style-name="T94"><text:s/></text:span><text:span text:style-name="T95">public</text:span><text:span text:style-name="T96"><text:s/></text:span><text:span text:style-name="T97">Empleado(){</text:span></text:p>
        </text:list-item>
      </text:list>
      <text:p text:style-name="P98"><text:span text:style-name="T99"><text:s text:c="8"/></text:span><text:span text:style-name="T100">this</text:span><text:span text:style-name="T101"><text:s/></text:span><text:span text:style-name="T102">(</text:span><text:span text:style-name="T103">""</text:span><text:span text:style-name="T104">,<text:s/></text:span><text:span text:style-name="T105">""</text:span><text:span text:style-name="T106">,<text:s/></text:span><text:span text:style-name="T107">0</text:span><text:span text:style-name="T108">,<text:s/></text:span><text:span text:style-name="T109">0</text:span><text:span text:style-name="T110">);</text:span></text:p>
      <text:p text:style-name="P111"><text:span text:style-name="T112"><text:s text:c="4"/></text:span><text:span text:style-name="T113">}</text:span></text:p>
      <text:p text:style-name="P114"><text:span text:style-name="T115">se puede usar <text:s/>para devolver la instancia de clase actual</text:span></text:p>
      <text:p text:style-name="Textbody"><text:bookmark-start text:name="aswift_4_expand"/><text:bookmark-start text:name="aswift_4_anchor"/><text:bookmark-end text:name="aswift_4_expand"/><text:bookmark-end text:name="aswift_4_anchor"/><text:line-break/><text:span text:style-name="T116">class Test</text:span></text:p>
      <text:p text:style-name="P117">{</text:p>
      <text:p text:style-name="P118"><text:s text:c="4"/>int a;</text:p>
      <text:p text:style-name="Textbody"><text:span text:style-name="T119"><text:s text:c="4"/></text:span>int b;</text:p>
      <text:p text:style-name="Textbody"><text:s/></text:p>
      <text:p text:style-name="Textbody"><text:s text:c="4"/>//Constructor predeterminado</text:p>
      <text:p text:style-name="Textbody"><text:s text:c="4"/>Test()</text:p>
      <text:p text:style-name="Textbody"><text:s text:c="4"/>{</text:p>
      <text:p text:style-name="Textbody"><text:s text:c="8"/>a = 10;</text:p>
      <text:p text:style-name="Textbody"><text:s text:c="8"/>b = 20;</text:p>
      <text:p text:style-name="Textbody"><text:s text:c="4"/>}</text:p>
      <text:soft-page-break/>
      <text:p text:style-name="Textbody"><text:s text:c="5"/></text:p>
      <text:p text:style-name="Textbody"><text:s text:c="2"/><text:span text:style-name="T120"><text:s text:c="2"/>//Método que devuelve la instancia de la clase actual</text:span></text:p>
      <text:p text:style-name="Textbody"><text:s text:c="4"/><text:span text:style-name="T121">Test get()</text:span></text:p>
      <text:p text:style-name="P122"><text:s text:c="4"/>{</text:p>
      <text:p text:style-name="P123"><text:s text:c="8"/>return this;</text:p>
      <text:p text:style-name="Textbody"><text:span text:style-name="T124"><text:s text:c="4"/>}</text:span></text:p>
      <text:p text:style-name="Textbody"><text:s text:c="5"/></text:p>
      <text:p text:style-name="Textbody"><text:s text:c="4"/>//Visualización del valor de<text:s/>las variables a y b</text:p>
      <text:p text:style-name="Textbody"><text:s text:c="4"/><text:span text:style-name="T125">void display()</text:span></text:p>
      <text:p text:style-name="P126"><text:s text:c="4"/>{</text:p>
      <text:p text:style-name="P127"><text:s text:c="8"/>System.out.println("a = " + a + " <text:s/>b = " + b);</text:p>
      <text:p text:style-name="P128"><text:s text:c="4"/>}</text:p>
      <text:p text:style-name="P129"><text:s/></text:p>
      <text:p text:style-name="P130"><text:s text:c="4"/>public static void main(String[] args)</text:p>
      <text:p text:style-name="P131"><text:s text:c="4"/>{</text:p>
      <text:p text:style-name="Textbody"><text:span text:style-name="T132"><text:s text:c="8"/></text:span><text:span text:style-name="T133">Test objeto= new Test();</text:span></text:p>
      <text:p text:style-name="Textbody"><text:span text:style-name="T134"><text:s text:c="8"/>objeto.get().display();</text:span></text:p>
      <text:p text:style-name="Textbody"><text:span text:style-name="T135"><text:s text:c="4"/></text:span>}</text:p>
      <text:p text:style-name="Textbody">}</text:p>
      <text:list text:style-name="LFO1" text:continue-numbering="true">
        <text:list-item>
          <text:p text:style-name="P136">Se puede pasar como un argumento en la llamada a un método</text:p>
        </text:list-item>
      </text:list>
      <text:p text:style-name="P137">class Test</text:p>
      <text:list text:style-name="LFO1" text:continue-numbering="true">
        <text:list-item>
          <text:p text:style-name="P138">{</text:p>
        </text:list-item>
        <text:list-item>
          <text:p text:style-name="P139"><text:s text:c="4"/>int a;</text:p>
        </text:list-item>
        <text:list-item>
          <text:p text:style-name="P140"><text:s text:c="4"/>int b;</text:p>
        </text:list-item>
        <text:list-item>
          <text:p text:style-name="P141"><text:s text:c="5"/></text:p>
        </text:list-item>
        <text:list-item>
          <text:p text:style-name="P142"><text:s text:c="4"/>// Constructor predeterminado</text:p>
        </text:list-item>
        <text:list-item>
          <text:p text:style-name="P143"><text:s text:c="4"/>Test()</text:p>
        </text:list-item>
        <text:list-item>
          <text:p text:style-name="P144"><text:s text:c="4"/>{</text:p>
        </text:list-item>
        <text:list-item>
          <text:p text:style-name="P145"><text:s text:c="8"/>a = 10;</text:p>
        </text:list-item>
        <text:list-item>
          <text:p text:style-name="P146"><text:s text:c="8"/>b = 20;</text:p>
        </text:list-item>
        <text:list-item>
          <text:p text:style-name="P147"><text:s text:c="4"/>}</text:p>
        </text:list-item>
        <text:list-item>
          <text:p text:style-name="P148"><text:s text:c="5"/></text:p>
        </text:list-item>
        <text:list-item>
          <text:p text:style-name="P149"><text:s text:c="4"/>// Método que recibe 'this' como parámetro</text:p>
        </text:list-item>
        <text:list-item>
          <text:p text:style-name="P150"><text:s text:c="4"/>void display(Test obj)</text:p>
        </text:list-item>
        <text:list-item>
          <text:p text:style-name="P151"><text:s text:c="4"/>{</text:p>
        </text:list-item>
        <text:list-item>
          <text:p text:style-name="P152"><text:s text:c="8"/>System.out.println("a = " + a + " <text:s/>b = " + b);</text:p>
        </text:list-item>
        <text:list-item>
          <text:p text:style-name="P153"><text:span text:style-name="T154"><text:s text:c="4"/></text:span><text:span text:style-name="T155">}</text:span></text:p>
        </text:list-item>
        <text:list-item>
          <text:p text:style-name="P156"><text:s text:c="2"/></text:p>
        </text:list-item>
        <text:list-item>
          <text:p text:style-name="P157"><text:s text:c="4"/>// Método que devuelve la instancia de la clase actual</text:p>
        </text:list-item>
        <text:list-item>
          <text:p text:style-name="P158"><text:s text:c="4"/>void get()</text:p>
        </text:list-item>
        <text:list-item>
          <text:p text:style-name="P159"><text:s text:c="4"/>{</text:p>
        </text:list-item>
        <text:list-item>
          <text:p text:style-name="P160"><text:s text:c="8"/>display(this);</text:p>
        </text:list-item>
        <text:list-item>
          <text:p text:style-name="P161"><text:s text:c="4"/>}</text:p>
        </text:list-item>
        <text:list-item>
          <text:p text:style-name="P162"><text:s/></text:p>
        </text:list-item>
        <text:list-item>
          <text:p text:style-name="P163"><text:s text:c="4"/>public static void main(String[] args)</text:p>
        </text:list-item>
        <text:list-item>
          <text:p text:style-name="P164"><text:span text:style-name="T165"><text:s text:c="4"/></text:span><text:span text:style-name="T166">{</text:span></text:p>
        </text:list-item>
        <text:list-item>
          <text:p text:style-name="P167"><text:s text:c="8"/>Test objeto = new Test();</text:p>
        </text:list-item>
        <text:list-item>
          <text:p text:style-name="P168"><text:s text:c="8"/>objeto.get();</text:p>
        </text:list-item>
        <text:list-item>
          <text:p text:style-name="P169"><text:s text:c="4"/>}</text:p>
        </text:list-item>
        <text:list-item>
          <text:p text:style-name="P170">}</text:p>
        </text:list-item>
        <text:list-item>
          <text:p text:style-name="P171">Se puede pasar como argumento en la llamada de constructor</text:p>
        </text:list-item>
        <text:list-item>
          <text:p text:style-name="P172"><text:span text:style-name="T173">Cuando una clase tiene varios constructores podemos usar<text:s/></text:span><text:span text:style-name="T174">this()<text:s/></text:span><text:span text:style-name="T175">para hacer uso de otro de los constructores de la clase y de este modo nos ahorramos tener que<text:s/></text:span><text:span text:style-name="T176">repetir el mismo código en todos los constructores y así solo necesitamos hacer una llamada a otro constructor y añadir el código necesario para las diferencias.</text:span></text:p>
        </text:list-item>
      </text:list>
      <text:p text:style-name="P177">public class Archivo {</text:p>
      <text:list text:style-name="LFO1" text:continue-numbering="true">
        <text:list-item>
          <text:p text:style-name="P178"><text:s text:c="4"/>private String nombre;</text:p>
        </text:list-item>
        <text:list-item>
          <text:p text:style-name="P179"><text:s text:c="4"/>private String extension;</text:p>
        </text:list-item>
        <text:list-item>
          <text:p text:style-name="P180"><text:s text:c="4"/>private String ruta;</text:p>
        </text:list-item>
        <text:list-item>
          <text:p text:style-name="P181"><text:s text:c="8"/></text:p>
        </text:list-item>
        <text:list-item>
          <text:p text:style-name="P182"><text:s text:c="4"/>public Archivo(String nombre, String extension) {</text:p>
        </text:list-item>
        <text:list-item>
          <text:p text:style-name="P183"><text:span text:style-name="T184"><text:s text:c="8"/></text:span><text:span text:style-name="T185">this.nombre = nombre;</text:span></text:p>
        </text:list-item>
        <text:list-item>
          <text:p text:style-name="P186"><text:s text:c="8"/>this.extension = extension;</text:p>
        </text:list-item>
        <text:list-item>
          <text:p text:style-name="P187"><text:s text:c="8"/>this.ruta = "";</text:p>
        </text:list-item>
        <text:list-item>
          <text:p text:style-name="P188"><text:s text:c="4"/>}</text:p>
        </text:list-item>
        <text:list-item>
          <text:p text:style-name="P189"/>
        </text:list-item>
        <text:list-item>
          <text:p text:style-name="P190"><text:s text:c="4"/>public Archivo(String nombre, String extension, String ruta) {</text:p>
        </text:list-item>
        <text:list-item>
          <text:p text:style-name="P191"><text:span text:style-name="T192"><text:s text:c="8"/></text:span><text:span text:style-name="T193">this(nombre, extension);</text:span></text:p>
        </text:list-item>
        <text:list-item>
          <text:p text:style-name="P194"><text:s text:c="8"/>this.ruta = ruta;</text:p>
        </text:list-item>
        <text:list-item>
          <text:p text:style-name="P195"><text:s text:c="4"/>}</text:p>
        </text:list-item>
        <text:list-item>
          <text:p text:style-name="P196"/>
        </text:list-item>
        <text:list-item>
          <text:p text:style-name="P197"><text:s text:c="4"/>public String getNombre() {</text:p>
        </text:list-item>
        <text:list-item>
          <text:p text:style-name="P198"><text:s text:c="8"/>return nombre;</text:p>
        </text:list-item>
        <text:list-item>
          <text:p text:style-name="P199"><text:s text:c="4"/>}</text:p>
        </text:list-item>
        <text:list-item>
          <text:p text:style-name="P200"/>
        </text:list-item>
        <text:list-item>
          <text:p text:style-name="P201"><text:s text:c="4"/>public void setNombre(String nombre) {</text:p>
        </text:list-item>
        <text:list-item>
          <text:p text:style-name="P202"><text:span text:style-name="T203"><text:s text:c="8"/></text:span><text:span text:style-name="T204">this.nombre = nombre;</text:span></text:p>
        </text:list-item>
        <text:list-item>
          <text:p text:style-name="P205"><text:s text:c="4"/>}</text:p>
        </text:list-item>
        <text:list-item>
          <text:p text:style-name="P206"/>
        </text:list-item>
        <text:list-item>
          <text:p text:style-name="P207"><text:s text:c="4"/>public String getExtension() {</text:p>
        </text:list-item>
        <text:list-item>
          <text:p text:style-name="P208"><text:s text:c="8"/>return<text:s/>extension;</text:p>
        </text:list-item>
        <text:list-item>
          <text:p text:style-name="P209"><text:s text:c="4"/>}</text:p>
        </text:list-item>
        <text:list-item>
          <text:p text:style-name="P210"/>
        </text:list-item>
        <text:list-item>
          <text:p text:style-name="P211"><text:s text:c="4"/>public void setExtension(String extension) {</text:p>
        </text:list-item>
        <text:list-item>
          <text:p text:style-name="P212"><text:span text:style-name="T213"><text:s text:c="8"/></text:span><text:span text:style-name="T214">this.extension = extension;</text:span></text:p>
        </text:list-item>
        <text:list-item>
          <text:p text:style-name="P215"><text:s text:c="4"/>}</text:p>
        </text:list-item>
        <text:list-item>
          <text:p text:style-name="P216"/>
        </text:list-item>
        <text:list-item>
          <text:p text:style-name="P217"><text:s text:c="4"/>public String getRuta() {</text:p>
        </text:list-item>
        <text:list-item>
          <text:p text:style-name="P218"><text:s text:c="8"/>return ruta;</text:p>
        </text:list-item>
        <text:list-item>
          <text:p text:style-name="P219"><text:s text:c="4"/>}</text:p>
        </text:list-item>
        <text:list-item>
          <text:p text:style-name="P220"/>
        </text:list-item>
        <text:list-item>
          <text:p text:style-name="P221"><text:s text:c="4"/>public void setRuta(String ruta) {</text:p>
        </text:list-item>
        <text:list-item>
          <text:p text:style-name="P222"><text:span text:style-name="T223"><text:s text:c="8"/></text:span><text:span text:style-name="T224">this.ruta = ruta;</text:span></text:p>
        </text:list-item>
        <text:list-item>
          <text:p text:style-name="P225"><text:s text:c="4"/>}</text:p>
        </text:list-item>
        <text:list-item>
          <text:p text:style-name="P226"/>
        </text:list-item>
        <text:list-item>
          <text:p text:style-name="P227"><text:s text:c="4"/>@Override</text:p>
        </text:list-item>
        <text:list-item>
          <text:p text:style-name="P228"><text:s text:c="4"/>public String toString() {</text:p>
        </text:list-item>
        <text:list-item>
          <text:p text:style-name="P229"><text:span text:style-name="T230"><text:s text:c="8"/>return this.getRuta() + this.getNombre() + "."<text:s/></text:span><text:span text:style-name="T231">+ this.getExtension();</text:span></text:p>
        </text:list-item>
        <text:list-item>
          <text:p text:style-name="P232"><text:s text:c="4"/>}</text:p>
        </text:list-item>
        <text:list-item>
          <text:p text:style-name="P233"/>
        </text:list-item>
        <text:list-item>
          <text:p text:style-name="P234">}</text:p>
        </text:list-item>
      </text:list>
      <text:p text:style-name="P235"/>
      <text:p text:style-name="P236"/>
      <text:p text:style-name="P237"/>
      <text:p text:style-name="P238"><text:span text:style-name="T239">otro ejemplo</text:span></text:p>
      <text:p text:style-name="P240">public Archivo() {</text:p>
      <text:p text:style-name="P241"><text:s text:c="4"/>this.nombre = "archivo";</text:p>
      <text:p text:style-name="P242"><text:s text:c="4"/>this.extension = "txt";</text:p>
      <text:p text:style-name="P243"><text:s text:c="4"/>this.ruta = "";</text:p>
      <text:p text:style-name="P244">}</text:p>
      <text:p text:style-name="P245"/>
      <text:p text:style-name="P246">public Archivo(String nombre) {</text:p>
      <text:p text:style-name="P247"><text:s text:c="4"/>this();</text:p>
      <text:p text:style-name="P248"><text:s text:c="4"/>this.nombre = nombre;</text:p>
      <text:p text:style-name="P249">}</text:p>
      <text:p text:style-name="P250"><text:s text:c="4"/></text:p>
      <text:p text:style-name="P251">public Archivo(String nombre, String extension) {</text:p>
      <text:p text:style-name="P252"><text:s text:c="4"/>this(nombre);</text:p>
      <text:p text:style-name="P253"><text:s text:c="4"/>this.extension = extension;</text:p>
      <text:p text:style-name="P254">}</text:p>
      <text:p text:style-name="P255"><text:s text:c="4"/></text:p>
      <text:p text:style-name="P256">public Archivo(String nombre, String extension, String ruta) {</text:p>
      <text:p text:style-name="P257"><text:span text:style-name="T258"><text:s text:c="4"/></text:span><text:span text:style-name="T259">this(nombre, extension);</text:span></text:p>
      <text:p text:style-name="P260"><text:s text:c="4"/>this.ruta = ruta;</text:p>
      <text:p text:style-name="P261">}</text:p>
      <text:p text:style-name="P262">la prueba</text:p>
      <text:p text:style-name="P263"/>
      <text:p text:style-name="P264">public static void main(String[] args) {</text:p>
      <text:p text:style-name="P265"><text:s text:c="8"/>Archivo archivo1 = new Archivo();</text:p>
      <text:p text:style-name="P266"><text:s text:c="8"/>System.out.println(archivo1.toString());</text:p>
      <text:p text:style-name="P267"><text:span text:style-name="T268"><text:s text:c="8"/></text:span><text:span text:style-name="T269">// archivo.txt</text:span></text:p>
      <text:p text:style-name="P270"/>
      <text:p text:style-name="P271"><text:s text:c="8"/>Archivo archivo2= new Archivo("lista_compra");</text:p>
      <text:p text:style-name="P272"><text:span text:style-name="T273"><text:s text:c="8"/></text:span><text:span text:style-name="T274">System.out.println(archivo2.toString());</text:span></text:p>
      <text:p text:style-name="P275"><text:span text:style-name="T276"><text:s text:c="8"/></text:span><text:span text:style-name="T277">// lista_compra.txt</text:span></text:p>
      <text:p text:style-name="P278"/>
      <text:p text:style-name="P279"><text:s text:c="8"/>Archivo archivo3 = new Archivo("lista_compra", "doc");</text:p>
      <text:p text:style-name="P280"><text:span text:style-name="T281"><text:s text:c="8"/></text:span><text:span text:style-name="T282">System.out.println(archivo3.toString());</text:span></text:p>
      <text:p text:style-name="P283"><text:span text:style-name="T284"><text:s text:c="8"/></text:span><text:span text:style-name="T285">// lista_compra.doc</text:span></text:p>
      <text:p text:style-name="P286"/>
      <text:p text:style-name="P287"><text:s text:c="8"/>Archivo archivo4 = new Archivo("lista_compra", "doc", "/home/ivan/Documents/");</text:p>
      <text:p text:style-name="P288"><text:span text:style-name="T289"><text:s text:c="8"/></text:span><text:span text:style-name="T290">System.out.println(archivo4.toString());</text:span></text:p>
      <text:soft-page-break/>
      <text:p text:style-name="P291"><text:span text:style-name="T292"><text:s text:c="8"/></text:span><text:span text:style-name="T293">// /home/ivan/Documents/lista_compra.doc</text:span></text:p>
      <text:p text:style-name="P294"><text:s text:c="4"/>}</text:p>
      <text:p text:style-name="P295"><text:span text:style-name="T296">Usar la palabra clave ‘this’ para invocar método de la clase actual</text:span></text:p>
      <text:p text:style-name="P297">class Test {</text:p>
      <text:list text:style-name="LFO1" text:continue-numbering="true">
        <text:list-item>
          <text:p text:style-name="P298"><text:s/></text:p>
        </text:list-item>
        <text:list-item>
          <text:p text:style-name="P299"><text:s text:c="4"/>void display()</text:p>
        </text:list-item>
        <text:list-item>
          <text:p text:style-name="P300"><text:s text:c="4"/>{</text:p>
        </text:list-item>
        <text:list-item>
          <text:p text:style-name="P301"><text:s text:c="8"/>// método que llama a show()</text:p>
        </text:list-item>
        <text:list-item>
          <text:p text:style-name="P302"><text:s text:c="8"/>this.show();</text:p>
        </text:list-item>
        <text:list-item>
          <text:p text:style-name="P303"><text:s text:c="4"/></text:p>
        </text:list-item>
        <text:list-item>
          <text:p text:style-name="P304"><text:s text:c="7"/>System.out.println("Dentro del método display");</text:p>
        </text:list-item>
        <text:list-item>
          <text:p text:style-name="P305"><text:s text:c="4"/>}</text:p>
        </text:list-item>
        <text:list-item>
          <text:p text:style-name="P306"><text:s text:c="5"/></text:p>
        </text:list-item>
        <text:list-item>
          <text:p text:style-name="P307"><text:s text:c="4"/>void show() {</text:p>
        </text:list-item>
        <text:list-item>
          <text:p text:style-name="P308"><text:s text:c="8"/>System.out.println("Dentro del método show");</text:p>
        </text:list-item>
        <text:list-item>
          <text:p text:style-name="P309"><text:s text:c="4"/>}</text:p>
        </text:list-item>
        <text:list-item>
          <text:p text:style-name="P310"><text:s text:c="5"/></text:p>
        </text:list-item>
        <text:list-item>
          <text:p text:style-name="P311"><text:s/></text:p>
        </text:list-item>
        <text:list-item>
          <text:p text:style-name="P312"><text:s text:c="4"/>public static void main(String args[]) {</text:p>
        </text:list-item>
        <text:list-item>
          <text:p text:style-name="P313"><text:span text:style-name="T314"><text:s text:c="8"/></text:span><text:span text:style-name="T315">Test t1 = new Test();</text:span></text:p>
        </text:list-item>
        <text:list-item>
          <text:p text:style-name="P316"><text:s text:c="8"/>t1.display();</text:p>
        </text:list-item>
        <text:list-item>
          <text:p text:style-name="P317"><text:s text:c="4"/>}</text:p>
        </text:list-item>
        <text:list-item>
          <text:p text:style-name="P318">}</text:p>
        </text:list-item>
      </text:list>
      <text:p text:style-name="P319"/>
      <text:p text:style-name="P320"/>
      <text:p text:style-name="P321">https://postparaprogramadores.com/que-significa-this-en-java/</text:p>
      <text:p text:style-name="P322"><text:span text:style-name="T323">Por lo tanto,</text:span><text:span text:style-name="T324">this.valor</text:span><text:span text:style-name="T325"><text:s/></text:span><text:span text:style-name="T326">se refiere a la copia del<text:s/></text:span><text:span text:style-name="T327">valor</text:span><text:span text:style-name="T328"><text:s/></text:span><text:span text:style-name="T329">de ese obje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, 'Arial Unicode MS'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 Sans" svg:font-family="Open Sans" style:font-family-generic="system"/>
    <style:font-face style:name="Monaco, Consolas, 'Bitstream Ve" svg:font-family="Monaco, Consolas, 'Bitstream Ve" style:font-family-generic="system"/>
    <style:font-face style:name="Titillium Web" svg:font-family="Titillium Web" style:font-family-generic="system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SourceText" style:display-name="Source Text" style:family="text">
      <style:text-properties style:font-name="Courier New" style:font-name-asian="NSimSun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, 'Arial Unicode MS'" style:font-name-asian="OpenSymbol, 'Arial Unicode MS'" style:font-name-complex="OpenSymbol, 'Arial Unicode MS'"/>
    </style:style>
    <style:style style:name="WW_CharLFO1LVL2" style:family="text">
      <style:text-properties style:font-name="OpenSymbol, 'Arial Unicode MS'" style:font-name-asian="OpenSymbol, 'Arial Unicode MS'" style:font-name-complex="OpenSymbol, 'Arial Unicode MS'"/>
    </style:style>
    <style:style style:name="WW_CharLFO1LVL3" style:family="text">
      <style:text-properties style:font-name="OpenSymbol, 'Arial Unicode MS'" style:font-name-asian="OpenSymbol, 'Arial Unicode MS'" style:font-name-complex="OpenSymbol, 'Arial Unicode MS'"/>
    </style:style>
    <style:style style:name="WW_CharLFO1LVL4" style:family="text">
      <style:text-properties style:font-name="OpenSymbol, 'Arial Unicode MS'" style:font-name-asian="OpenSymbol, 'Arial Unicode MS'" style:font-name-complex="OpenSymbol, 'Arial Unicode MS'"/>
    </style:style>
    <style:style style:name="WW_CharLFO1LVL5" style:family="text">
      <style:text-properties style:font-name="OpenSymbol, 'Arial Unicode MS'" style:font-name-asian="OpenSymbol, 'Arial Unicode MS'" style:font-name-complex="OpenSymbol, 'Arial Unicode MS'"/>
    </style:style>
    <style:style style:name="WW_CharLFO1LVL6" style:family="text">
      <style:text-properties style:font-name="OpenSymbol, 'Arial Unicode MS'" style:font-name-asian="OpenSymbol, 'Arial Unicode MS'" style:font-name-complex="OpenSymbol, 'Arial Unicode MS'"/>
    </style:style>
    <style:style style:name="WW_CharLFO1LVL7" style:family="text">
      <style:text-properties style:font-name="OpenSymbol, 'Arial Unicode MS'" style:font-name-asian="OpenSymbol, 'Arial Unicode MS'" style:font-name-complex="OpenSymbol, 'Arial Unicode MS'"/>
    </style:style>
    <style:style style:name="WW_CharLFO1LVL8" style:family="text">
      <style:text-properties style:font-name="OpenSymbol, 'Arial Unicode MS'" style:font-name-asian="OpenSymbol, 'Arial Unicode MS'" style:font-name-complex="OpenSymbol, 'Arial Unicode MS'"/>
    </style:style>
    <style:style style:name="WW_CharLFO1LVL9" style:family="text">
      <style:text-properties style:font-name="OpenSymbol, 'Arial Unicode MS'" style:font-name-asian="OpenSymbol, 'Arial Unicode MS'" style:font-name-complex="OpenSymbol, 'Arial Unicode MS'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0729in" text:min-label-width="0in" text:list-level-position-and-space-mode="label-alignment">
          <style:list-level-label-alignment text:label-followed-by="listtab" fo:margin-left="0.0729in" fo:text-indent="0in"/>
        </style:list-level-properties>
        <style:text-properties style:font-name="OpenSymbol, 'Arial Unicode MS'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, 'Arial Unicode MS'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, 'Arial Unicode MS'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, 'Arial Unicode MS'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, 'Arial Unicode MS'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, 'Arial Unicode MS'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, 'Arial Unicode MS'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, 'Arial Unicode MS'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, 'Arial Unicode MS'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r </meta:initial-creator>
    <dc:creator>alexcalderon017@outlook.es</dc:creator>
    <meta:creation-date>2019-02-20T19:20:00Z</meta:creation-date>
    <dc:date>2019-02-22T10:42:00Z</dc:date>
    <meta:template xlink:href="Normal" xlink:type="simple"/>
    <meta:editing-cycles>8</meta:editing-cycles>
    <meta:editing-duration>PT24240S</meta:editing-duration>
    <meta:document-statistic meta:page-count="5" meta:paragraph-count="9" meta:word-count="766" meta:character-count="4970" meta:row-count="35" meta:non-whitespace-character-count="4213"/>
  </office:meta>
</office:document-meta>
</file>